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opacity="50%" draw:textarea-horizontal-align="justify" draw:textarea-vertical-align="middle" draw:auto-grow-height="false" fo:min-height="0cm" fo:min-width="0cm" draw:shadow-offset-x="0.203cm" draw:shadow-offset-y="0.203cm" draw:shadow-opacity="50%"/>
    </style:style>
    <style:style style:name="gr5" style:family="graphic" style:parent-style-name="objectwithoutfill">
      <style:graphic-properties draw:marker-end="Arrow" draw:marker-end-width="0.3cm" draw:fill="none" draw:opacity="50%" draw:textarea-vertical-align="middle" draw:shadow-offset-x="0.203cm" draw:shadow-offset-y="0.203cm"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dash" draw:stroke-dash="Fine_20_Dashed_20__28_var_29_"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11.176cm" svg:height="8.763cm" svg:x="8.239cm" svg:y="14.33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4.826cm" svg:height="4.826cm" svg:x="2.778cm" svg:y="9.509cm">
          <text:p text:style-name="P1">dom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778cm" svg:height="1.778cm" svg:x="10.906cm" svg:y="10.0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413cm" svg:height="1.397cm" svg:x="12.938cm" svg:y="10.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778cm" svg:height="1.778cm" svg:x="10.271cm" svg:y="12.5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699cm" svg:height="1.778cm" svg:x="12.684cm" svg:y="12.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016cm" svg:height="1.397cm" svg:x="15.478cm" svg:y="10.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016cm" svg:height="1.016cm" svg:x="12.938cm" svg:y="9.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778cm" svg:height="1.778cm" svg:x="13.446cm" svg:y="18.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413cm" svg:height="1.397cm" svg:x="10.525cm" svg:y="17.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778cm" svg:height="1.778cm" svg:x="10.779cm" svg:y="20.9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699cm" svg:height="1.778cm" svg:x="13.065cm" svg:y="20.9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16cm" svg:height="1.397cm" svg:x="15.678cm" svg:y="17.6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16cm" svg:height="1.016cm" svg:x="13.138cm" svg:y="16.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3.319cm" svg:y1="17.256cm" svg:x2="11.668cm" svg:y2="18.399cm">
          <text:p/>
        </draw:line>
        <draw:line draw:style-name="gr5" draw:text-style-name="P1" draw:layer="layout" svg:x1="13.954cm" svg:y1="17.256cm" svg:x2="16.113cm" svg:y2="18.272cm">
          <text:p/>
        </draw:line>
        <draw:line draw:style-name="gr5" draw:text-style-name="P1" draw:layer="layout" svg:x1="12.049cm" svg:y1="18.907cm" svg:x2="14.208cm" svg:y2="19.923cm">
          <text:p/>
        </draw:line>
        <draw:line draw:style-name="gr5" draw:text-style-name="P1" draw:layer="layout" svg:x1="11.414cm" svg:y1="18.907cm" svg:x2="11.414cm" svg:y2="21.828cm">
          <text:p/>
        </draw:line>
        <draw:line draw:style-name="gr5" draw:text-style-name="P1" draw:layer="layout" svg:x1="14.462cm" svg:y1="20.304cm" svg:x2="15.605cm" svg:y2="21.828cm">
          <text:p/>
        </draw:line>
        <draw:custom-shape draw:style-name="gr2" draw:text-style-name="P1" draw:layer="layout" svg:width="0.254cm" svg:height="1.524cm" svg:x="15.732cm" svg:y="14.462cm">
          <text:p text:style-name="P1">Induced hierarchy</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2.54cm" svg:height="0.381cm" svg:x="7.858cm" svg:y="11.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layer="layout" svg:width="8.211cm" svg:height="0.962cm" svg:x="9.934cm" svg:y="8.039cm">
          <draw:text-box>
            <text:p>Theory / conceptualizations</text:p>
          </draw:text-box>
        </draw:frame>
      </draw:page>
      <draw:page draw:name="page2" draw:style-name="dp1" draw:master-page-name="Default">
        <draw:custom-shape draw:style-name="gr1" draw:text-style-name="P1" draw:layer="layout" svg:width="7.493cm" svg:height="11.303cm" svg:x="2.81cm" svg:y="9.89cm">
          <text:p/>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7.493cm" svg:height="1.749cm" svg:x="2.81cm" svg:y="19.443cm">
          <text:p/>
          <draw:enhanced-geometry svg:viewBox="0 0 21600 21600" draw:glue-points="?f6 10800 10800 21600 ?f5 10800 10800 0" draw:text-areas="?f3 ?f3 ?f4 ?f4" draw:mirror-vertical="true" draw:type="trapezoid" draw:modifiers="1670.7309288222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6.277cm" svg:height="1.75cm" svg:x="3.418cm" svg:y="17.694cm">
          <text:p/>
          <draw:enhanced-geometry svg:viewBox="0 0 21600 21600" draw:glue-points="?f6 10800 10800 21600 ?f5 10800 10800 0" draw:text-areas="?f3 ?f3 ?f4 ?f4" draw:mirror-vertical="true" draw:type="trapezoid" draw:modifiers="1922.7428571428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5.265cm" svg:height="1.749cm" svg:x="3.924cm" svg:y="16.079cm">
          <text:p/>
          <draw:enhanced-geometry svg:viewBox="0 0 21600 21600" draw:glue-points="?f6 10800 10800 21600 ?f5 10800 10800 0" draw:text-areas="?f3 ?f3 ?f4 ?f4" draw:mirror-vertical="true" draw:type="trapezoid" draw:modifiers="2338.2286146858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4.051cm" svg:height="1.75cm" svg:x="4.531cm" svg:y="14.33cm">
          <text:p/>
          <draw:enhanced-geometry svg:viewBox="0 0 21600 21600" draw:glue-points="?f6 10800 10800 21600 ?f5 10800 10800 0" draw:text-areas="?f3 ?f3 ?f4 ?f4" draw:mirror-vertical="true" draw:type="trapezoid" draw:modifiers="2775.988978547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3.037cm" svg:height="1.749cm" svg:x="5.038cm" svg:y="12.58cm">
          <text:p/>
          <draw:enhanced-geometry svg:viewBox="0 0 21600 21600" draw:glue-points="?f6 10800 10800 21600 ?f5 10800 10800 0" draw:text-areas="?f3 ?f3 ?f4 ?f4" draw:mirror-vertical="true" draw:mirror-horizontal="false" draw:type="trapezoid" draw:modifiers="4375.5444765153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7.493cm" svg:height="11.303cm" svg:x="11.711cm" svg:y="9.891cm">
          <text:p/>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7.493cm" svg:height="1.749cm" svg:x="11.711cm" svg:y="19.444cm">
          <text:p/>
          <draw:enhanced-geometry svg:viewBox="0 0 21600 21600" draw:glue-points="?f6 10800 10800 21600 ?f5 10800 10800 0" draw:text-areas="?f3 ?f3 ?f4 ?f4" draw:mirror-vertical="true" draw:type="trapezoid" draw:modifiers="1670.7309288222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6.277cm" svg:height="1.75cm" svg:x="12.319cm" svg:y="17.695cm">
          <text:p/>
          <draw:enhanced-geometry svg:viewBox="0 0 21600 21600" draw:glue-points="?f6 10800 10800 21600 ?f5 10800 10800 0" draw:text-areas="?f3 ?f3 ?f4 ?f4" draw:mirror-vertical="true" draw:type="trapezoid" draw:modifiers="1922.7428571428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5.265cm" svg:height="1.749cm" svg:x="12.825cm" svg:y="16.08cm">
          <text:p/>
          <draw:enhanced-geometry svg:viewBox="0 0 21600 21600" draw:glue-points="?f6 10800 10800 21600 ?f5 10800 10800 0" draw:text-areas="?f3 ?f3 ?f4 ?f4" draw:mirror-vertical="true" draw:type="trapezoid" draw:modifiers="2338.2286146858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4.051cm" svg:height="1.75cm" svg:x="13.432cm" svg:y="14.331cm">
          <text:p/>
          <draw:enhanced-geometry svg:viewBox="0 0 21600 21600" draw:glue-points="?f6 10800 10800 21600 ?f5 10800 10800 0" draw:text-areas="?f3 ?f3 ?f4 ?f4" draw:mirror-vertical="true" draw:type="trapezoid" draw:modifiers="2775.988978547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3.037cm" svg:height="1.749cm" svg:x="13.939cm" svg:y="12.581cm">
          <text:p/>
          <draw:enhanced-geometry svg:viewBox="0 0 21600 21600" draw:glue-points="?f6 10800 10800 21600 ?f5 10800 10800 0" draw:text-areas="?f3 ?f3 ?f4 ?f4" draw:mirror-vertical="true" draw:mirror-horizontal="false" draw:type="trapezoid" draw:modifiers="4375.5444765153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1.397cm" svg:height="0.762cm" svg:x="5.191cm" svg:y="14.589cm">
          <text:p/>
          <draw:enhanced-geometry svg:viewBox="0 0 21600 21600" draw:type="rectangle" draw:enhanced-path="M 0 0 L 21600 0 21600 21600 0 21600 0 0 Z N"/>
        </draw:custom-shape>
        <draw:custom-shape draw:style-name="gr1" draw:text-style-name="P1" draw:layer="layout" svg:width="0.635cm" svg:height="0.762cm" svg:x="7.096cm" svg:y="14.843cm">
          <text:p/>
          <draw:enhanced-geometry svg:viewBox="0 0 21600 21600" draw:type="rectangle" draw:enhanced-path="M 0 0 L 21600 0 21600 21600 0 21600 0 0 Z N"/>
        </draw:custom-shape>
        <draw:custom-shape draw:style-name="gr1" draw:text-style-name="P1" draw:layer="layout" svg:width="0.762cm" svg:height="0.889cm" svg:x="4.429cm" svg:y="16.621cm">
          <text:p/>
          <draw:enhanced-geometry svg:viewBox="0 0 21600 21600" draw:type="rectangle" draw:enhanced-path="M 0 0 L 21600 0 21600 21600 0 21600 0 0 Z N"/>
        </draw:custom-shape>
        <draw:custom-shape draw:style-name="gr1" draw:text-style-name="P1" draw:layer="layout" svg:width="1.016cm" svg:height="0.889cm" svg:x="5.699cm" svg:y="16.621cm">
          <text:p/>
          <draw:enhanced-geometry svg:viewBox="0 0 21600 21600" draw:type="rectangle" draw:enhanced-path="M 0 0 L 21600 0 21600 21600 0 21600 0 0 Z N"/>
        </draw:custom-shape>
        <draw:custom-shape draw:style-name="gr1" draw:text-style-name="P1" draw:layer="layout" svg:width="1.016cm" svg:height="1.143cm" svg:x="7.223cm" svg:y="16.367cm">
          <text:p/>
          <draw:enhanced-geometry svg:viewBox="0 0 21600 21600" draw:type="rectangle" draw:enhanced-path="M 0 0 L 21600 0 21600 21600 0 21600 0 0 Z N"/>
        </draw:custom-shape>
        <draw:custom-shape draw:style-name="gr1" draw:text-style-name="P1" draw:layer="layout" svg:width="0.508cm" svg:height="0.762cm" svg:x="4.81cm" svg:y="18.272cm">
          <text:p/>
          <draw:enhanced-geometry svg:viewBox="0 0 21600 21600" draw:type="rectangle" draw:enhanced-path="M 0 0 L 21600 0 21600 21600 0 21600 0 0 Z N"/>
        </draw:custom-shape>
        <draw:custom-shape draw:style-name="gr1" draw:text-style-name="P1" draw:layer="layout" svg:width="0.762cm" svg:height="0.889cm" svg:x="6.588cm" svg:y="18.272cm">
          <text:p/>
          <draw:enhanced-geometry svg:viewBox="0 0 21600 21600" draw:type="rectangle" draw:enhanced-path="M 0 0 L 21600 0 21600 21600 0 21600 0 0 Z N"/>
        </draw:custom-shape>
        <draw:custom-shape draw:style-name="gr1" draw:text-style-name="P1" draw:layer="layout" svg:width="0.508cm" svg:height="0.762cm" svg:x="5.699cm" svg:y="19.923cm">
          <text:p/>
          <draw:enhanced-geometry svg:viewBox="0 0 21600 21600" draw:type="rectangle" draw:enhanced-path="M 0 0 L 21600 0 21600 21600 0 21600 0 0 Z N"/>
        </draw:custom-shape>
        <draw:custom-shape draw:style-name="gr1" draw:text-style-name="P1" draw:layer="layout" svg:width="0.889cm" svg:height="1.016cm" svg:x="6.715cm" svg:y="19.923cm">
          <text:p/>
          <draw:enhanced-geometry svg:viewBox="0 0 21600 21600" draw:type="rectangle" draw:enhanced-path="M 0 0 L 21600 0 21600 21600 0 21600 0 0 Z N"/>
        </draw:custom-shape>
        <draw:custom-shape draw:style-name="gr1" draw:text-style-name="P1" draw:layer="layout" svg:width="0.508cm" svg:height="0.508cm" svg:x="7.985cm" svg:y="19.796cm">
          <text:p/>
          <draw:enhanced-geometry svg:viewBox="0 0 21600 21600" draw:type="rectangle" draw:enhanced-path="M 0 0 L 21600 0 21600 21600 0 21600 0 0 Z N"/>
        </draw:custom-shape>
        <draw:line draw:style-name="gr7" draw:text-style-name="P1" draw:layer="layout" svg:x1="6.334cm" svg:y1="14.97cm" svg:x2="7.477cm" svg:y2="15.224cm">
          <text:p/>
        </draw:line>
        <draw:line draw:style-name="gr7" draw:text-style-name="P1" draw:layer="layout" svg:x1="6.08cm" svg:y1="15.097cm" svg:x2="7.477cm" svg:y2="16.621cm">
          <text:p/>
        </draw:line>
        <draw:line draw:style-name="gr7" draw:text-style-name="P1" draw:layer="layout" svg:x1="5.699cm" svg:y1="14.97cm" svg:x2="6.207cm" svg:y2="17.129cm">
          <text:p/>
        </draw:line>
        <draw:line draw:style-name="gr8" draw:text-style-name="P1" draw:layer="layout" svg:x1="5.445cm" svg:y1="15.097cm" svg:x2="4.683cm" svg:y2="17.129cm">
          <text:p/>
        </draw:line>
        <draw:line draw:style-name="gr7" draw:text-style-name="P1" draw:layer="layout" svg:x1="4.683cm" svg:y1="17.383cm" svg:x2="5.064cm" svg:y2="18.78cm">
          <text:p/>
        </draw:line>
        <draw:line draw:style-name="gr7" draw:text-style-name="P1" draw:layer="layout" svg:x1="5.064cm" svg:y1="17.256cm" svg:x2="6.969cm" svg:y2="18.907cm">
          <text:p/>
        </draw:line>
        <draw:line draw:style-name="gr8" draw:text-style-name="P1" draw:layer="layout" svg:x1="6.715cm" svg:y1="19.034cm" svg:x2="5.953cm" svg:y2="20.304cm">
          <text:p/>
        </draw:line>
        <draw:line draw:style-name="gr8" draw:text-style-name="P1" draw:layer="layout" svg:x1="7.223cm" svg:y1="18.907cm" svg:x2="8.239cm" svg:y2="20.05cm">
          <text:p/>
        </draw:line>
        <draw:custom-shape draw:style-name="gr1" draw:text-style-name="P1" draw:layer="layout" svg:width="1.397cm" svg:height="0.762cm" svg:x="14.091cm" svg:y="14.589cm">
          <text:p/>
          <draw:enhanced-geometry svg:viewBox="0 0 21600 21600" draw:type="rectangle" draw:enhanced-path="M 0 0 L 21600 0 21600 21600 0 21600 0 0 Z N"/>
        </draw:custom-shape>
        <draw:custom-shape draw:style-name="gr1" draw:text-style-name="P1" draw:layer="layout" svg:width="0.635cm" svg:height="0.762cm" svg:x="15.996cm" svg:y="14.843cm">
          <text:p/>
          <draw:enhanced-geometry svg:viewBox="0 0 21600 21600" draw:type="rectangle" draw:enhanced-path="M 0 0 L 21600 0 21600 21600 0 21600 0 0 Z N"/>
        </draw:custom-shape>
        <draw:custom-shape draw:style-name="gr1" draw:text-style-name="P1" draw:layer="layout" svg:width="0.762cm" svg:height="0.889cm" svg:x="13.329cm" svg:y="16.621cm">
          <text:p/>
          <draw:enhanced-geometry svg:viewBox="0 0 21600 21600" draw:type="rectangle" draw:enhanced-path="M 0 0 L 21600 0 21600 21600 0 21600 0 0 Z N"/>
        </draw:custom-shape>
        <draw:custom-shape draw:style-name="gr1" draw:text-style-name="P1" draw:layer="layout" svg:width="1.016cm" svg:height="1.143cm" svg:x="16.123cm" svg:y="16.367cm">
          <text:p/>
          <draw:enhanced-geometry svg:viewBox="0 0 21600 21600" draw:type="rectangle" draw:enhanced-path="M 0 0 L 21600 0 21600 21600 0 21600 0 0 Z N"/>
        </draw:custom-shape>
        <draw:custom-shape draw:style-name="gr1" draw:text-style-name="P1" draw:layer="layout" svg:width="0.508cm" svg:height="0.762cm" svg:x="13.71cm" svg:y="18.272cm">
          <text:p/>
          <draw:enhanced-geometry svg:viewBox="0 0 21600 21600" draw:type="rectangle" draw:enhanced-path="M 0 0 L 21600 0 21600 21600 0 21600 0 0 Z N"/>
        </draw:custom-shape>
        <draw:custom-shape draw:style-name="gr1" draw:text-style-name="P1" draw:layer="layout" svg:width="0.762cm" svg:height="0.889cm" svg:x="15.488cm" svg:y="18.272cm">
          <text:p/>
          <draw:enhanced-geometry svg:viewBox="0 0 21600 21600" draw:type="rectangle" draw:enhanced-path="M 0 0 L 21600 0 21600 21600 0 21600 0 0 Z N"/>
        </draw:custom-shape>
        <draw:custom-shape draw:style-name="gr1" draw:text-style-name="P1" draw:layer="layout" svg:width="0.508cm" svg:height="0.762cm" svg:x="14.599cm" svg:y="19.923cm">
          <text:p/>
          <draw:enhanced-geometry svg:viewBox="0 0 21600 21600" draw:type="rectangle" draw:enhanced-path="M 0 0 L 21600 0 21600 21600 0 21600 0 0 Z N"/>
        </draw:custom-shape>
        <draw:custom-shape draw:style-name="gr1" draw:text-style-name="P1" draw:layer="layout" svg:width="0.508cm" svg:height="0.508cm" svg:x="16.885cm" svg:y="19.796cm">
          <text:p/>
          <draw:enhanced-geometry svg:viewBox="0 0 21600 21600" draw:type="rectangle" draw:enhanced-path="M 0 0 L 21600 0 21600 21600 0 21600 0 0 Z N"/>
        </draw:custom-shape>
        <draw:custom-shape draw:style-name="gr1" draw:text-style-name="P1" draw:layer="layout" svg:width="1.016cm" svg:height="0.889cm" svg:x="14.6cm" svg:y="16.621cm">
          <text:p/>
          <draw:enhanced-geometry svg:viewBox="0 0 21600 21600" draw:type="rectangle" draw:enhanced-path="M 0 0 L 21600 0 21600 21600 0 21600 0 0 Z N"/>
        </draw:custom-shape>
        <draw:custom-shape draw:style-name="gr1" draw:text-style-name="P1" draw:layer="layout" svg:width="0.889cm" svg:height="1.016cm" svg:x="15.616cm" svg:y="19.923cm">
          <text:p/>
          <draw:enhanced-geometry svg:viewBox="0 0 21600 21600" draw:type="rectangle" draw:enhanced-path="M 0 0 L 21600 0 21600 21600 0 21600 0 0 Z N"/>
        </draw:custom-shape>
        <draw:line draw:style-name="gr8" draw:text-style-name="P1" draw:layer="layout" svg:x1="17.129cm" svg:y1="20.05cm" svg:x2="15.859cm" svg:y2="18.907cm">
          <text:p/>
        </draw:line>
        <draw:line draw:style-name="gr8" draw:text-style-name="P1" draw:layer="layout" svg:x1="14.843cm" svg:y1="20.177cm" svg:x2="15.732cm" svg:y2="18.78cm">
          <text:p/>
        </draw:line>
        <draw:line draw:style-name="gr8" draw:text-style-name="P1" draw:layer="layout" svg:x1="14.97cm" svg:y1="17.129cm" svg:x2="14.97cm" svg:y2="15.097cm">
          <text:p/>
        </draw:line>
        <draw:line draw:style-name="gr8" draw:text-style-name="P1" draw:layer="layout" svg:x1="13.573cm" svg:y1="17.002cm" svg:x2="14.589cm" svg:y2="15.097cm">
          <text:p/>
        </draw:line>
        <draw:line draw:style-name="gr8" draw:text-style-name="P1" draw:layer="layout" svg:x1="13.827cm" svg:y1="18.653cm" svg:x2="13.573cm" svg:y2="17.129cm">
          <text:p/>
        </draw:line>
        <draw:line draw:style-name="gr8" draw:text-style-name="P1" draw:layer="layout" svg:x1="15.732cm" svg:y1="18.526cm" svg:x2="13.954cm" svg:y2="18.653cm">
          <text:p/>
        </draw:line>
        <draw:line draw:style-name="gr8" draw:text-style-name="P1" draw:layer="layout" svg:x1="15.859cm" svg:y1="18.526cm" svg:x2="13.827cm" svg:y2="17.129cm">
          <text:p/>
        </draw:line>
        <draw:line draw:style-name="gr8" draw:text-style-name="P1" draw:layer="layout" svg:x1="16.24cm" svg:y1="15.351cm" svg:x2="15.224cm" svg:y2="14.843cm">
          <text:p/>
        </draw:line>
        <draw:line draw:style-name="gr8" draw:text-style-name="P1" draw:layer="layout" svg:x1="16.621cm" svg:y1="17.002cm" svg:x2="15.224cm" svg:y2="15.097cm">
          <text:p/>
        </draw:line>
        <draw:path draw:style-name="gr9" draw:text-style-name="P1" draw:layer="layout" svg:width="1.434cm" svg:height="1.866cm" draw:transform="rotate (1.19153628033653) translate (4.72917998822977cm 15.2702629398082cm)" svg:viewBox="0 0 1435 1867" svg:d="m1204 1662c229 107 250-205 221-342-33-156-85-306-122-458-38-154-146-272-221-404-76-134-110-298-221-404-140-136-295 22-435 69-141 47-290 105-370 267-87 174-56 347-19 514 31 145 87 284 151 417 66 138 186 244 280 365 104 136 289 220 452 163l140-25 151-31 64-26">
          <text:p/>
        </draw:path>
        <draw:path draw:style-name="gr9" draw:text-style-name="P1" draw:layer="layout" svg:width="2.976cm" svg:height="2.098cm" draw:transform="rotate (0.31695179216217) translate (4.63534804116179cm 14.5707458770836cm)" svg:viewBox="0 0 2977 2099" svg:d="m280 7c154-23 311 20 464 7 156-13 305 18 457 33s294 79 438 129c140 48 295 69 413 165 125 101 275 162 360 322 77 146 189 284 331 371 149 91 224 230 234 397 15 250-253 260-216 483 29 183-227 236-350 134-113-94-232-188-383-214-152-27-287-100-430-155-141-55-287-79-429-112-140-33-268-114-409-135-150-22-299-44-430-111-151-78-297-211-321-397-20-151-6-307 33-455 38-145 71-291 138-422l109-22z">
          <text:p/>
        </draw:path>
        <draw:path draw:style-name="gr9" draw:text-style-name="P1" draw:layer="layout" svg:width="4.639cm" svg:height="4.69cm" draw:transform="rotate (-2.5555110907701) translate (9.49072010027477cm 16.9277410175913cm)" svg:viewBox="0 0 4640 4691" svg:d="m2396 4633c173 24 364-22 480-147 100-106 171-242 245-369 76-128 169-235 188-408 18-148 113-338 287-358 196-22 236-218 430-246 173-25 242-213 342-339 97-122 261-229 272-385 11-152-127-296-286-372-137-65-257-164-381-252-127-91-244-199-377-284-123-80-240-172-353-269-119-101-240-188-365-276-127-89-267-168-393-260-146-107-301-199-465-276-135-62-230-169-358-237-133-71-274-170-431-153-163 18-211 224-337 308-157 103-251 222-326 366-89 170 106 367 39 541-79 203 221 321-19 503-118 91-179 235-255 362-74 123-135 260-238 358-165 156-68 361-53 531 15 180 137 310 239 440 98 126 211 243 339 342 114 89 213 197 320 295 116 108 259 158 380 253 120 94 244 187 381 253 140 67 295 110 453 118l154 19 77-16z">
          <text:p/>
        </draw:path>
        <draw:path draw:style-name="gr9" draw:text-style-name="P1" draw:layer="layout" svg:width="5.727cm" svg:height="5.022cm" draw:transform="rotate (-1.88774811895707) translate (9.68831934317653cm 14.8349171159434cm)" svg:viewBox="0 0 5728 5023" svg:d="m778 4722c209-91 217 187 424 181 171-5 323 156 503 113 148-36 286-88 447-104 152-15 298-17 443-72s307-77 447-147c168-84 329-5 505-107 159-91 346-131 527-172 143-33 294-46 433-100 143-54 274-139 417-194 145-56 257-172 409-222 147-48 291-153 357-291 65-140 33-313 6-470-27-154-58-310-107-460-59-179-243-267-402-335-178-77-362-126-537-217-158-82-343-101-508-169-181-74-255-258-313-422-54-151-73-311-125-469-55-168 80-300-41-439-109-125-205-257-340-369-179-148-393-222-608-253-158-22-315 45-465 94-203 66-193 304-466 314-190 6-310 241-318 410-16 363-231 171-391 274-138 89-304 122-422 270-105 133-335 57-438 260-85 167-145 327-187 499-40 160-26 307-24 460 2 155 14 310 50 464 34 147 83 282 98 434 15 143 70 278 109 417 41 149 108 277 177 409 69 134 201 235 243 386l75 48z">
          <text:p/>
        </draw:path>
        <draw:path draw:style-name="gr9" draw:text-style-name="P1" draw:layer="layout" svg:width="8.016cm" svg:height="5.627cm" draw:transform="rotate (-2.03453030904979) translate (10.6681083330099cm 14.5781068464047cm)" svg:viewBox="0 0 8017 5628" svg:d="m2277 5492c198-105 284 63 477 118 241 68 326-82 513-87 155-4 307-107 460-74 180 38 301-51 433-124 171-94 358-37 526-124 138-71 287-130 422-210 137-83 293-101 433-187 153-94 322-162 484-242 139-68 240-196 384-254 169-67 184-264 346-328 181-72 269-269 317-452 91-352 106-608 718-762 187-47 154-333 210-508 49-153-24-314-19-471 5-156-61-299-136-427-79-133-201-276-390-255-159 19-297 106-465 63-150-40-311-2-458 44-174 53-355-22-521-81-168-60-241-209-371-310-140-109-304-156-453-254-143-94-282-188-421-285-157-110-343-201-533-199-183 3-362-43-544-67-191-25-400-30-577 56-159 76-304 170-458 260-136 80-279 154-428 198-181 54-295 222-322 378-34 200-184 273-322 347-514 278-2099 607-1412 1016 137 82 165 259 228 397 75 162-45 327 44 489 84 154 161 314 235 471 79 168 223 287 304 452 66 137 116 285 204 409 98 139 175 286 298 409 105 105 123 273 210 390 94 127 209 280 397 267l142-57h31z">
          <text:p/>
        </draw:path>
        <draw:path draw:style-name="gr9" draw:text-style-name="P1" draw:layer="layout" svg:width="7.534cm" svg:height="7.781cm" draw:transform="rotate (-2.55847815049849) translate (11.9746049374312cm 18.2147257975554cm)" svg:viewBox="0 0 7535 7782" svg:d="m3199 7720c191-13 376 66 567 12 191-55 374-138 569-199 205-64 188-259 397-310 175-44 298-204 458-290 166-89 316-206 462-325 130-106 240-237 366-351 118-107 184-261 275-391 101-143 243-260 317-421 69-152 184-272 232-438 48-165 197-280 241-452 45-176 88-355 170-519 89-178 108-384 170-575 61-193-1-363 45-562 44-188 115-400 20-579-118-221 27-411-83-627-78-154-199-269-328-370-125-98-242-212-383-291-138-77-256-198-416-236-169-40-352 37-468 187-105 136-264 207-423 295-155 86-301 234-490 192-166-37-365-117-359-352 5-189 28-377 10-566-16-172-124-346-276-449-138-93-330-158-491-37-131 98-243 216-343 346-117 152-135 340-113 517 22 174-39 379-183 453-193 98-349 170-556 206-194 33-327 206-542 215-191 8-333 164-472 281-123 103-187 258-276 390-93 136-189 272-273 412-86 147-216 273-241 452-23 168-59 345-165 483-107 138-132 320-228 461-109 160-3 326-157 469-122 113-174 285-219 448-62 223 111 391 206 555 86 149 237 199 355 330 116 128 240 225 369 339 128 115 260 203 386 313 129 112 268 209 409 306 146 102 310 166 448 277 125 100 288 143 416 237 144 106 320 70 461 170l159 47 13 9z">
          <text:p/>
        </draw:path>
        <draw:path draw:style-name="gr9" draw:text-style-name="P1" draw:layer="layout" svg:width="3.499cm" svg:height="2.038cm" draw:transform="skewX (0.0706858347057703) rotate (-2.68431638956728) translate (17.8892222348956cm 20.206896294809cm)" svg:viewBox="0 0 3500 2039" svg:d="m2556 1921c181-5 363 38 543-25 201-70 258-302 358-471 120-203-35-398-165-494-137-101-281-213-452-234-192-24-411 76-498 255-82 169-164 330-271 474-132 179-362 91-522 16-148-69-303-126-430-242-183-167-45-376-45-569 0-194-79-432-274-489-160-46-292-204-484-116-177 81-259 253-303 422-52 202 55 433 205 569 125 112 272 200 424 258 160 61 296 169 452 234 156 64 307 148 459 218 149 69 295 143 451 195 158 54 319 102 484 117l199-94 7-15">
          <text:p/>
        </draw:path>
        <draw:path draw:style-name="gr9" draw:text-style-name="P1" draw:layer="layout" svg:width="3.688cm" svg:height="3.129cm" draw:transform="rotate (2.89480309735779) translate (17.4890017450713cm 21.6818182800151cm)" svg:viewBox="0 0 3689 3130" svg:d="m1844 3124c161 10 326 12 483-39 152-49 313-67 464-117 183-61 284-280 262-461s66-347 99-518c42-213 200-340 258-541 57-199 237-356 270-561 25-158-10-319-55-479-44-161-112-331-311-383-175-46-328-19-490 9-156 27-327 45-456 148-149 119-298 287-304 487-6 191-101 393-278 465-152 61-335 70-495-8-168-81-363-90-549-91-159-2-320 27-475 70-191 53-257 271-266 446-9 164 59 315 86 471 38 222 294 196 445 266 177 82 361-55 534 96 156 135 390 161 526 327l100 139 55 151 136 80z">
          <text:p/>
        </draw:path>
        <draw:path draw:style-name="gr9" draw:text-style-name="P1" draw:layer="layout" svg:width="3.692cm" svg:height="4.904cm" draw:transform="skewX (-1.02815087475028E-016) rotate (-2.20923776717442) translate (18.5299207356039cm 19.6299800071686cm)" svg:viewBox="0 0 3693 4905" svg:d="m1701 4903c173 11 357-21 498-131 124-98 305-148 384-286 86-150-65-330-157-479-80-130-279-265-94-447 182-179 346 121 514 76 154-41 247-187 422-233 159-42 292-186 368-333 88-170 67-390-7-571-62-153-151-296-255-425-100-123-196-251-299-375-152-183-353-21-535-79-187-59-435 23-582-143-111-125-187-284-158-479 26-173-101-328-192-473-88-140-172-280-282-406-130-150-354-136-534-79-177 55-285 194-448 252-182 66-213 293-159 456 57 169 134 319 93 526-35 177 64 354-12 544-73 185-135 367-185 555-47 177-134 373-37 563 77 153 168 288 269 417 115 147 300 227 477 241 201 17 382 86 441 248 59 163 198 254 209 440 10 180 105 342 175 505l80 81z">
          <text:p/>
        </draw:path>
        <draw:path draw:style-name="gr9" draw:text-style-name="P1" draw:layer="layout" svg:width="4.754cm" svg:height="5.465cm" draw:transform="rotate (-2.82411726265202) translate (18.6295237764312cm 20.489555378cm)" svg:viewBox="0 0 4755 5466" svg:d="m3542 5451c182 22 362-31 534-93 189-69 264-239 315-400s135-298 48-504c-65-154-101-337-2-504 82-138 62-314 134-459 73-148 112-311 170-464 76-205-168-319-230-479-58-152 17-330 90-474 79-156 58-307 88-474 35-188 53-392-27-579-73-170-246-245-395-331-148-85-323-108-474-189-139-75-278-167-455-150-198 20-363 125-554 154-216 33-321 271-543 274-182 3-294-168-409-286-120-122-305-152-409-285-123-157-288-164-456-200-180-39-382 69-507 219-115 138-228 279-311 435-74 141-146 296-149 454-3 214 241 256 375 392 145 147 215 321 349 467 141 153 208 359 330 528 135 187 101 393 179 579 70 165 222 289 380 376 141 77 298 115 449 164 155 51 318 71 479 74 170 4 336 33 489 94 199 79 121 313 68 458-54 149-85 309-149 454-79 181 27 367 138 499 115 137 291 149 420 255l30 10z">
          <text:p/>
        </draw:path>
        <draw:path draw:style-name="gr9" draw:text-style-name="P1" draw:layer="layout" svg:width="5.087cm" svg:height="5.578cm" draw:transform="rotate (-2.89654842660979) translate (18.7292323242778cm 20.6696970559016cm)" svg:viewBox="0 0 5088 5579" svg:d="m976 5105c165-26 329 0 495-8 201-10 399-62 599-31 159 25 321 31 475 70 161 40 325 57 483 104 178 52 365 82 542 135 153 47 301 111 452 163 160 55 334 45 502 27 190-21 333-165 379-332 43-158 78-321 120-480 41-154 86-317 54-479-35-176-188-342-112-537 58-149 66-316 71-476 5-169-52-334-40-503 12-160 81-321 39-483-45-173-113-349-97-533 14-161 16-313 24-487 10-198-50-367-151-514-105-153-276-194-425-271-146-76-315-94-475-136-153-40-319-50-465-116-214-98-405 96-580 151-200 64-334 235-545 275-183 35-320-111-436-225-122-119-301-152-452-228-148-74-307-88-453-162-191-96-383 66-507 185-128 124-260 261-320 430-58 160-75 333-124 495-48 160-48 334 92 483 131 138 298 190 415 317 136 148 256 306 398 444 160 157 284 348 390 541 76 138 46 417-201 410-165-5-332-35-499 23-221 77-174 284-193 445-20 164-35 319-23 487 13 191 82 346 131 525 49 177 265 253 441 275l4-15z">
          <text:p/>
        </draw:path>
        <draw:path draw:style-name="gr9" draw:text-style-name="P1" draw:layer="layout" svg:width="7.019cm" svg:height="7.216cm" draw:transform="skewX (3.67656100819792E-017) rotate (2.89654842660979) translate (18.2198582498117cm 22.4805361172603cm)" svg:viewBox="0 0 7020 7217" svg:d="m3189 7203c204-30 413-1 616-63 197-61 328-248 339-447 10-180-42-349-93-518-72-237 176-318 314-404 161-100 353-134 528-204 195-79 405-115 608-170 185-50 379-77 560-140 175-60 372-88 501-234 140-159 293-293 400-497 105-202 44-380 5-561-38-175-76-355-132-527-57-173-42-376-217-506-154-115-306-249-383-446-67-171-59-349-229-485-150-119-257-289-365-451-102-151-91-341-179-496-107-187-294-288-438-450-141-160-158-377-340-493-169-107-376-113-569-111-176 2-343 71-515 110-169 40-339 85-510 128-198 50-362 179-497 323-157 169-257 384-378 582-99 163-325 166-501 162-184-5-368 4-553 30-179 24-357 62-531 114-169 50-377 34-493 195-115 160-158 368-128 575 28 191 48 373 102 552 52 172 18 410 230 484 190 66 383 136 582 162 202 25 393 57 591 123 226 75 400 174 616 297 238 136 168 384-8 473-173 86-312 305-251 514 49 167 116 336 127 509 16 230 253 305 366 451 146 189 455 175 531 391 74 208 215 282 298 467 88 200-65 355 8 541l8 34z">
          <text:p/>
        </draw:path>
        <draw:path draw:style-name="gr9" draw:text-style-name="P1" draw:layer="layout" svg:width="-7cm" svg:height="-7.214cm" svg:x="19.161cm" svg:y="21.641cm" svg:viewBox="0 0 -7001 -7215" svg:d="m3321 7080c176 6 353-14 525 17 174 31 352 24 526 18 177-6 349 17 526 17 184 0 416-13 490-227 59-170 246-344 158-526-84-173-438-539 140-473 179 20 355-55 526-105 236-69 324-278 490-438 144-139 223-333 263-544 33-177 30-349 35-525 5-179-7-363 0-543 8-221-53-435-175-631-113-182-277-323-350-526-66-182-108-377-211-543-99-159-111-352-175-526-66-179-30-369-87-543-63-191-118-392-281-526-157-129-339-230-525-315-200-92-416-76-631-123-170-37-351-5-526 0s-352-18-526 35c-210 64-406 191-525 368-108 160-231 368-456 368-181 0-350-63-525-105-179-43-360-76-544-87-180-11-334-135-525-71-180 60-334 134-526 228-307 150-100 310-263 508-121 146-105 370-105 561 0 197-157 501 123 613 185 74 337 216 525 281 194 67 386 138 579 210 223 83 342 287 473 456 123 159 69 388-105 525-151 119-236 326-246 526-9 181-19 362-35 543-20 222 85 443 281 543 197 100 360 281 438 491 66 179 69 373 52 561-16 175-92 378 0 525 96 153 346 120 526 105 175-15 356 29 526-35l140-122z">
          <text:p/>
        </draw:path>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31T21:11:10</meta:creation-date>
    <dc:date>2012-08-01T00:21:45</dc:date>
    <meta:editing-duration>PT3H10M37S</meta:editing-duration>
    <meta:editing-cycles>13</meta:editing-cycles>
    <meta:generator>LibreOffice/3.4$Unix LibreOffice_project/340m1$Build-402</meta:generator>
    <meta:document-statistic meta:object-count="84"/>
  </office:meta>
</office:document-meta>
</file>